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AFAFEF47AB2C7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1.096cm" fo:min-width="2.04cm"/>
    </style:style>
    <style:style style:name="gr4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1.096cm" fo:min-width="4.5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none" fo:min-height="0.396cm"/>
    </style:style>
    <style:style style:name="gr12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.048cm" svg:height="0.806cm" svg:x="21.082cm" svg:y="9.144cm">
          <draw:text-box>
            <text:p text:style-name="P1"><text:span text:style-name="T1">Time in s</text:span></text:p>
          </draw:text-box>
        </draw:frame>
        <draw:line draw:style-name="gr2" draw:text-style-name="P3" draw:layer="layout" svg:x1="2.574cm" svg:y1="9.001cm" svg:x2="22.098cm" svg:y2="9.001cm">
          <text:p/>
        </draw:line>
        <draw:custom-shape draw:style-name="gr3" draw:text-style-name="P5" draw:layer="layout" svg:width="2.54cm" svg:height="1.346cm" svg:x="5.08cm" svg:y="7.655cm">
          <text:p text:style-name="P4">Fixation </text:p>
          <text:p text:style-name="P4">cros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346cm" svg:x="7.62cm" svg:y="7.655cm">
          <text:p text:style-name="P4">C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08cm" svg:height="1.346cm" svg:x="12.7cm" svg:y="7.655cm">
          <text:p text:style-name="P4">Fixation cros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346cm" svg:x="17.78cm" svg:y="7.655cm">
          <text:p text:style-name="P4">Paus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54cm" svg:y1="9.001cm" svg:x2="2.54cm" svg:y2="9.906cm">
          <text:p/>
        </draw:line>
        <draw:line draw:style-name="gr5" draw:text-style-name="P3" draw:layer="layout" svg:x1="5.08cm" svg:y1="9.001cm" svg:x2="5.08cm" svg:y2="9.906cm">
          <text:p/>
        </draw:line>
        <draw:line draw:style-name="gr5" draw:text-style-name="P3" draw:layer="layout" svg:x1="7.62cm" svg:y1="9.001cm" svg:x2="7.62cm" svg:y2="9.906cm">
          <text:p/>
        </draw:line>
        <draw:line draw:style-name="gr5" draw:text-style-name="P3" draw:layer="layout" svg:x1="10.16cm" svg:y1="9.001cm" svg:x2="10.16cm" svg:y2="9.906cm">
          <text:p/>
        </draw:line>
        <draw:line draw:style-name="gr5" draw:text-style-name="P3" draw:layer="layout" svg:x1="12.7cm" svg:y1="9.001cm" svg:x2="12.7cm" svg:y2="9.906cm">
          <text:p/>
        </draw:line>
        <draw:line draw:style-name="gr5" draw:text-style-name="P3" draw:layer="layout" svg:x1="15.24cm" svg:y1="9.001cm" svg:x2="15.24cm" svg:y2="9.906cm">
          <text:p/>
        </draw:line>
        <draw:line draw:style-name="gr5" draw:text-style-name="P3" draw:layer="layout" svg:x1="17.78cm" svg:y1="9.001cm" svg:x2="17.78cm" svg:y2="9.906cm">
          <text:p/>
        </draw:line>
        <draw:line draw:style-name="gr5" draw:text-style-name="P3" draw:layer="layout" svg:x1="20.32cm" svg:y1="9.001cm" svg:x2="20.32cm" svg:y2="9.906cm">
          <text:p/>
        </draw:line>
        <draw:frame draw:style-name="gr6" draw:text-style-name="P6" draw:layer="layout" svg:width="0.853cm" svg:height="0.962cm" svg:x="2.195cm" svg:y="9.906cm">
          <draw:text-box>
            <text:p>1</text:p>
          </draw:text-box>
        </draw:frame>
        <draw:line draw:style-name="gr5" draw:text-style-name="P3" draw:layer="layout" svg:x1="20.32cm" svg:y1="9.002cm" svg:x2="20.32cm" svg:y2="9.653cm">
          <text:p/>
        </draw:line>
        <draw:frame draw:style-name="gr7" draw:text-style-name="P6" draw:layer="layout" svg:width="0.853cm" svg:height="1.47cm" svg:x="4.826cm" svg:y="9.906cm">
          <draw:text-box>
            <text:p>2</text:p>
          </draw:text-box>
        </draw:frame>
        <draw:frame draw:style-name="gr8" draw:text-style-name="P6" draw:layer="layout" svg:width="0.853cm" svg:height="0.962cm" svg:x="7.275cm" svg:y="9.906cm">
          <draw:text-box>
            <text:p>3</text:p>
          </draw:text-box>
        </draw:frame>
        <draw:frame draw:style-name="gr8" draw:text-style-name="P6" draw:layer="layout" svg:width="0.853cm" svg:height="0.962cm" svg:x="9.815cm" svg:y="9.906cm">
          <draw:text-box>
            <text:p>4</text:p>
          </draw:text-box>
        </draw:frame>
        <draw:frame draw:style-name="gr8" draw:text-style-name="P6" draw:layer="layout" svg:width="0.853cm" svg:height="0.962cm" svg:x="7.276cm" svg:y="9.906cm">
          <draw:text-box>
            <text:p>3</text:p>
          </draw:text-box>
        </draw:frame>
        <draw:frame draw:style-name="gr8" draw:text-style-name="P6" draw:layer="layout" svg:width="0.853cm" svg:height="0.962cm" svg:x="12.355cm" svg:y="9.96cm">
          <draw:text-box>
            <text:p>5</text:p>
          </draw:text-box>
        </draw:frame>
        <draw:frame draw:style-name="gr8" draw:text-style-name="P6" draw:layer="layout" svg:width="0.853cm" svg:height="0.962cm" svg:x="14.895cm" svg:y="9.906cm">
          <draw:text-box>
            <text:p>6</text:p>
          </draw:text-box>
        </draw:frame>
        <draw:frame draw:style-name="gr8" draw:text-style-name="P6" draw:layer="layout" svg:width="0.853cm" svg:height="0.962cm" svg:x="17.435cm" svg:y="9.906cm">
          <draw:text-box>
            <text:p>7</text:p>
          </draw:text-box>
        </draw:frame>
        <draw:frame draw:style-name="gr8" draw:text-style-name="P6" draw:layer="layout" svg:width="0.853cm" svg:height="0.962cm" svg:x="19.975cm" svg:y="9.906cm">
          <draw:text-box>
            <text:p>8</text:p>
          </draw:text-box>
        </draw:frame>
        <draw:g>
          <draw:frame draw:style-name="gr9" draw:text-style-name="P4" draw:layer="layout" svg:width="2.794cm" svg:height="2.794cm" svg:x="4.926cm" svg:y="4.572cm">
            <draw:image xlink:href="Pictures/100002010000020000000200AFAFEF47AB2C79F4.png" xlink:type="simple" xlink:show="embed" xlink:actuate="onLoad">
              <text:p/>
            </draw:image>
          </draw:frame>
          <draw:line draw:style-name="gr10" draw:text-style-name="P3" draw:layer="layout" svg:x1="5.688cm" svg:y1="5.784cm" svg:x2="6.958cm" svg:y2="5.784cm">
            <text:p/>
          </draw:line>
          <draw:line draw:style-name="gr10" draw:text-style-name="P3" draw:layer="layout" svg:x1="6.323cm" svg:y1="5.149cm" svg:x2="6.323cm" svg:y2="6.419cm">
            <text:p/>
          </draw:line>
        </draw:g>
        <draw:g>
          <draw:frame draw:style-name="gr11" draw:text-style-name="P7" draw:layer="layout" svg:width="0.502cm" svg:height="0.646cm" svg:x="9.916cm" svg:y="2.523cm">
            <draw:text-box>
              <text:p/>
            </draw:text-box>
          </draw:frame>
          <draw:g>
            <draw:frame draw:style-name="gr9" draw:text-style-name="P4" draw:layer="layout" svg:width="2.794cm" svg:height="2.794cm" svg:x="8.736cm" svg:y="1.524cm">
              <draw:image xlink:href="Pictures/100002010000020000000200AFAFEF47AB2C79F4.png" xlink:type="simple" xlink:show="embed" xlink:actuate="onLoad">
                <text:p/>
              </draw:image>
            </draw:frame>
            <draw:line draw:style-name="gr10" draw:text-style-name="P3" draw:layer="layout" svg:x1="9.498cm" svg:y1="2.736cm" svg:x2="10.768cm" svg:y2="2.736cm">
              <text:p/>
            </draw:line>
            <draw:line draw:style-name="gr10" draw:text-style-name="P3" draw:layer="layout" svg:x1="10.133cm" svg:y1="2.101cm" svg:x2="10.133cm" svg:y2="3.371cm">
              <text:p/>
            </draw:line>
          </draw:g>
          <draw:line draw:style-name="gr12" draw:text-style-name="P3" draw:layer="layout" svg:x1="10.133cm" svg:y1="2.736cm" svg:x2="8.99cm" svg:y2="2.736cm">
            <text:p/>
          </draw:line>
        </draw:g>
        <draw:g>
          <draw:frame draw:style-name="gr11" draw:text-style-name="P7" draw:layer="layout" svg:width="0.502cm" svg:height="0.646cm" svg:x="11.167cm" svg:y="5.474cm">
            <draw:text-box>
              <text:p/>
            </draw:text-box>
          </draw:frame>
          <draw:frame draw:style-name="gr11" draw:text-style-name="P7" draw:layer="layout" svg:width="0.502cm" svg:height="0.646cm" svg:x="9.916cm" svg:y="5.571cm">
            <draw:text-box>
              <text:p/>
            </draw:text-box>
          </draw:frame>
          <draw:g>
            <draw:frame draw:style-name="gr9" draw:text-style-name="P4" draw:layer="layout" svg:width="2.794cm" svg:height="2.794cm" svg:x="8.736cm" svg:y="4.572cm">
              <draw:image xlink:href="Pictures/100002010000020000000200AFAFEF47AB2C79F4.png" xlink:type="simple" xlink:show="embed" xlink:actuate="onLoad">
                <text:p/>
              </draw:image>
            </draw:frame>
            <draw:line draw:style-name="gr10" draw:text-style-name="P3" draw:layer="layout" svg:x1="9.498cm" svg:y1="5.784cm" svg:x2="10.768cm" svg:y2="5.784cm">
              <text:p/>
            </draw:line>
            <draw:line draw:style-name="gr10" draw:text-style-name="P3" draw:layer="layout" svg:x1="10.133cm" svg:y1="5.149cm" svg:x2="10.133cm" svg:y2="6.419cm">
              <text:p/>
            </draw:line>
          </draw:g>
          <draw:line draw:style-name="gr12" draw:text-style-name="P3" draw:layer="layout" svg:x1="10.133cm" svg:y1="5.784cm" svg:x2="11.276cm" svg:y2="5.784cm">
            <text:p/>
          </draw:line>
        </draw:g>
        <draw:frame draw:style-name="gr13" draw:text-style-name="P9" draw:layer="layout" svg:width="3.81cm" svg:height="1.673cm" svg:x="11.408cm" svg:y="1.741cm">
          <draw:text-box>
            <text:p text:style-name="P8"><text:span text:style-name="T2">Imagination of left hand movement</text:span></text:p>
          </draw:text-box>
        </draw:frame>
        <draw:frame draw:style-name="gr14" draw:text-style-name="P9" draw:layer="layout" svg:width="3.81cm" svg:height="1.916cm" svg:x="11.408cm" svg:y="4.772cm">
          <draw:text-box>
            <text:p text:style-name="P8"><text:span text:style-name="T2">Imagination of right hand movement</text:span></text:p>
          </draw:text-box>
        </draw:frame>
        <draw:g>
          <draw:frame draw:style-name="gr9" draw:text-style-name="P4" draw:layer="layout" svg:width="2.794cm" svg:height="2.794cm" svg:x="14.786cm" svg:y="4.572cm">
            <draw:image xlink:href="Pictures/100002010000020000000200AFAFEF47AB2C79F4.png" xlink:type="simple" xlink:show="embed" xlink:actuate="onLoad">
              <text:p/>
            </draw:image>
          </draw:frame>
          <draw:line draw:style-name="gr10" draw:text-style-name="P3" draw:layer="layout" svg:x1="15.548cm" svg:y1="5.784cm" svg:x2="16.818cm" svg:y2="5.784cm">
            <text:p/>
          </draw:line>
          <draw:line draw:style-name="gr10" draw:text-style-name="P3" draw:layer="layout" svg:x1="16.183cm" svg:y1="5.149cm" svg:x2="16.183cm" svg:y2="6.419cm">
            <text:p/>
          </draw:line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3:08:56.779926572</meta:creation-date>
    <dc:date>2017-05-21T13:34:50.415898143</dc:date>
    <meta:editing-duration>PT15M29S</meta:editing-duration>
    <meta:editing-cycles>9</meta:editing-cycles>
    <meta:generator>LibreOffice/5.1.6.2$Linux_X86_64 LibreOffice_project/10m0$Build-2</meta:generator>
    <meta:document-statistic meta:object-count="72"/>
  </office:meta>
</office:document-meta>
</file>